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66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draw:fill="none" draw:stroke="solid" svg:stroke-width="0.02087in" svg:stroke-color="#4472c4" draw:marker-end="a620" svg:stroke-opacity="100%" draw:stroke-linejoin="miter" svg:stroke-linecap="butt"/>
    </style:style>
    <style:style style:family="graphic" style:name="a624">
      <style:graphic-properties draw:fill="none" draw:stroke="solid" svg:stroke-width="0.02087in" svg:stroke-color="#4472c4" draw:marker-start="a622" draw:marker-end="a623" svg:stroke-opacity="100%" draw:stroke-linejoin="miter" svg:stroke-linecap="butt"/>
    </style:style>
    <style:style style:family="graphic" style:name="a626">
      <style:graphic-properties draw:fill="none" draw:stroke="solid" svg:stroke-width="0.02087in" svg:stroke-color="#4472c4" draw:marker-end="a625" svg:stroke-opacity="100%" draw:stroke-linejoin="miter" svg:stroke-linecap="butt"/>
    </style:style>
    <style:style style:family="graphic" style:name="a628">
      <style:graphic-properties draw:fill="none" draw:stroke="solid" svg:stroke-width="0.02087in" svg:stroke-color="#4472c4" draw:marker-end="a627" svg:stroke-opacity="100%" draw:stroke-linejoin="miter" svg:stroke-linecap="butt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draw:fill="none" draw:stroke="solid" svg:stroke-width="0.02087in" svg:stroke-color="#4472c4" draw:marker-end="a590" svg:stroke-opacity="100%" draw:stroke-linejoin="miter" svg:stroke-linecap="butt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family-generic="roman" style:font-pitch="variable" style:font-pitch-asian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family-generic="roman" style:font-pitch="variable" style:font-pitch-asian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family-generic="roman" style:font-pitch="variable" style:font-pitch-asian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02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false" style:writing-mode="lr-tb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96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605">
      <style:graphic-properties draw:fill="none" draw:stroke="solid" svg:stroke-width="0.02087in" svg:stroke-color="#4472c4" draw:marker-end="a604" svg:stroke-opacity="100%" draw:stroke-linejoin="miter" svg:stroke-linecap="butt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draw:fill="none" draw:stroke="solid" svg:stroke-width="0.02087in" svg:stroke-color="#4472c4" draw:marker-end="a598" svg:stroke-opacity="100%" draw:stroke-linejoin="miter" svg:stroke-linecap="butt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0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4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fals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false" style:writing-mode="lr-tb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solid" draw:fill-color="#156082" draw:opacity="100%" draw:stroke="solid" svg:stroke-width="0.02087in" svg:stroke-color="#042433" svg:stroke-opacity="100%" draw:stroke-linejoin="miter" svg:stroke-linecap="butt" style:protect="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family-generic="roman" style:font-pitch="variable" style:font-pitch-asian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19">
      <style:graphic-properties draw:fill="none" draw:stroke="solid" svg:stroke-width="0.02087in" svg:stroke-color="#4472c4" draw:marker-end="a618" svg:stroke-opacity="100%" draw:stroke-linejoin="miter" svg:stroke-linecap="butt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2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fals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6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589">
      <style:graphic-properties draw:fill="none" draw:stroke="solid" svg:stroke-width="0.02087in" svg:stroke-color="#4472c4" draw:marker-end="a588" svg:stroke-opacity="100%" draw:stroke-linejoin="miter" svg:stroke-linecap="butt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60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556" draw:master-page-name="Master1-Layout1-title-Title-Slide" presentation:presentation-page-layout-name="Master1-PPL1" draw:id="Slide-256">
        <draw:custom-shape svg:x="2.2563in" svg:y="5.27559in" svg:width="2.04724in" svg:height="0.43307in" draw:id="id74" draw:style-name="a561" draw:name="Rectangle 3">
          <svg:title/>
          <svg:desc/>
          <text:p text:style-name="a559" text:class-names="" text:cond-style-name=""><text:span text:style-name="a557" text:class-names="">s</text:span><text:span text:style-name="a558" text:class-names="">ource dat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9606in" svg:y="2.81535in" svg:width="2.04724in" svg:height="0.43307in" draw:id="id75" draw:style-name="a567" draw:name="Rectangle 4">
          <svg:title/>
          <svg:desc/>
          <text:p text:style-name="a565" text:class-names="" text:cond-style-name=""><text:span text:style-name="a562" text:class-names="">dataset<text:s text:c="1"/></text:span><text:span text:style-name="a563" text:class-names="">bidsmap</text:span><text:span text:style-name="a5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563in" svg:y="4.46142in" svg:width="2.04724in" svg:height="0.43307in" draw:id="id76" draw:style-name="a571" draw:name="Rectangle 7">
          <svg:title/>
          <svg:desc/>
          <text:p text:style-name="a569" text:class-names="" text:cond-style-name=""><text:span text:style-name="a568" text:class-names="">plugin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563in" svg:y="3.65in" svg:width="2.04724in" svg:height="0.43307in" draw:id="id77" draw:style-name="a575" draw:name="Rectangle 8">
          <svg:title/>
          <svg:desc/>
          <text:p text:style-name="a573" text:class-names="" text:cond-style-name=""><text:span text:style-name="a572" text:class-names="">bidsmapp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9606in" svg:y="3.65in" svg:width="2.04724in" svg:height="0.43307in" draw:id="id78" draw:style-name="a579" draw:name="Rectangle 9">
          <svg:title/>
          <svg:desc/>
          <text:p text:style-name="a577" text:class-names="" text:cond-style-name=""><text:span text:style-name="a576" text:class-names="">bidsedito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2717in" svg:y="3.65in" svg:width="2.04724in" svg:height="0.43307in" draw:id="id79" draw:style-name="a583" draw:name="Rectangle 10">
          <svg:title/>
          <svg:desc/>
          <text:p text:style-name="a581" text:class-names="" text:cond-style-name=""><text:span text:style-name="a580" text:class-names="">bidscoin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2717in" svg:y="5.27559in" svg:width="2.04724in" svg:height="0.43307in" draw:id="id80" draw:style-name="a587" draw:name="Rectangle 26">
          <svg:title/>
          <svg:desc/>
          <text:p text:style-name="a585" text:class-names="" text:cond-style-name=""><text:span text:style-name="a584" text:class-names="">BIDS dat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4.29705in" svg:y1="4.04902in" draw:start-shape="id77" draw:start-glue-point="0" svg:x2="3.67894in" svg:y2="2.63287in" draw:end-shape="id75" draw:end-glue-point="3" draw:id="id81" draw:style-name="a589" draw:transform="translate(-3.98799in -3.34094in) rotate(-1.5708) translate(3.98799in 3.34094in)" draw:name="Connector: Elbow 63">
          <svg:title/>
          <svg:desc/>
        </draw:connector>
        <draw:connector draw:type="standard" svg:x1="6.74331in" svg:y1="3.03189in" draw:start-shape="id75" draw:start-glue-point="1" svg:x2="8.15079in" svg:y2="3.65in" draw:end-shape="id79" draw:end-glue-point="0" draw:id="id82" draw:style-name="a591" draw:name="Connector: Elbow 65">
          <svg:title/>
          <svg:desc/>
        </draw:connector>
        <draw:custom-shape svg:x="0.61378in" svg:y="2.81535in" svg:width="2.04724in" svg:height="0.43307in" draw:id="id83" draw:style-name="a597" draw:name="Rectangle 114">
          <svg:title/>
          <svg:desc/>
          <text:p text:style-name="a595" text:class-names="" text:cond-style-name=""><text:span text:style-name="a592" text:class-names="">template<text:s text:c="1"/></text:span><text:span text:style-name="a593" text:class-names="">bidsmap</text:span><text:span text:style-name="a5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2.25591in" svg:y1="3.24803in" draw:start-shape="id83" draw:start-glue-point="2" svg:x2="1.6378in" svg:y2="3.86693in" draw:end-shape="id77" draw:end-glue-point="3" draw:id="id84" draw:style-name="a599" draw:transform="translate(-1.94685in -3.55748in) rotate(-4.71239) translate(1.94685in 3.55748in)" draw:name="Connector: Elbow 116">
          <svg:title/>
          <svg:desc/>
        </draw:connector>
        <draw:custom-shape svg:x="7.12717in" svg:y="4.46142in" svg:width="2.04724in" svg:height="0.43307in" draw:id="id85" draw:style-name="a603" draw:name="Rectangle 133">
          <svg:title/>
          <svg:desc/>
          <text:p text:style-name="a601" text:class-names="" text:cond-style-name=""><text:span text:style-name="a600" text:class-names="">plugin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4.30354in" svg:y1="5.49213in" draw:start-shape="id74" draw:start-glue-point="1" svg:x2="7.12717in" svg:y2="4.67795in" draw:end-shape="id85" draw:end-glue-point="3" draw:id="id86" draw:style-name="a605" draw:name="Connector: Elbow 141">
          <svg:title/>
          <svg:desc/>
        </draw:connector>
        <draw:frame draw:id="id87" draw:style-name="a608" draw:name="TextBox 148" svg:x="9.41811in" svg:y="5.29016in" svg:width="2.04724in" svg:height="0.40394in">
          <draw:text-box>
            <text:p text:style-name="a607" text:class-names="" text:cond-style-name=""><text:span text:style-name="a606" text:class-names="">--- data layer</text:span></text:p>
          </draw:text-box>
          <svg:title/>
          <svg:desc/>
        </draw:frame>
        <draw:frame draw:id="id88" draw:style-name="a611" draw:name="TextBox 149" svg:x="9.41811in" svg:y="4.47008in" svg:width="2.04724in" svg:height="0.40394in">
          <draw:text-box>
            <text:p text:style-name="a610" text:class-names="" text:cond-style-name=""><text:span text:style-name="a609" text:class-names="">--- plugin layer</text:span></text:p>
          </draw:text-box>
          <svg:title/>
          <svg:desc/>
        </draw:frame>
        <draw:frame draw:id="id89" draw:style-name="a614" draw:name="TextBox 150" svg:x="9.41811in" svg:y="3.65in" svg:width="2.04724in" svg:height="0.40394in">
          <draw:text-box>
            <text:p text:style-name="a613" text:class-names="" text:cond-style-name=""><text:span text:style-name="a612" text:class-names="">--- BIDScoin layer</text:span></text:p>
          </draw:text-box>
          <svg:title/>
          <svg:desc/>
        </draw:frame>
        <draw:frame draw:id="id90" draw:style-name="a617" draw:name="TextBox 151" svg:x="9.41811in" svg:y="2.82992in" svg:width="2.04724in" svg:height="0.40394in">
          <draw:text-box>
            <text:p text:style-name="a616" text:class-names="" text:cond-style-name=""><text:span text:style-name="a615" text:class-names="">--- metadata layer</text:span></text:p>
          </draw:text-box>
          <svg:title/>
          <svg:desc/>
        </draw:frame>
        <draw:connector draw:type="line" svg:x1="3.27992in" svg:y1="4.46142in" draw:start-shape="id76" draw:start-glue-point="0" svg:x2="3.27992in" svg:y2="4.08307in" draw:end-shape="id77" draw:end-glue-point="2" draw:id="id91" draw:style-name="a619" draw:name="Straight Arrow Connector 483">
          <svg:title/>
          <svg:desc/>
        </draw:connector>
        <draw:connector draw:type="line" svg:x1="3.27992in" svg:y1="5.27559in" draw:start-shape="id74" draw:start-glue-point="0" svg:x2="3.27992in" svg:y2="4.89449in" draw:end-shape="id76" draw:end-glue-point="2" draw:id="id92" draw:style-name="a621" draw:name="Straight Arrow Connector 485">
          <svg:title/>
          <svg:desc/>
        </draw:connector>
        <draw:connector draw:type="line" svg:x1="5.71969in" svg:y1="3.24843in" draw:start-shape="id75" draw:start-glue-point="2" svg:x2="5.71969in" svg:y2="3.65in" draw:end-shape="id78" draw:end-glue-point="0" draw:id="id93" draw:style-name="a624" draw:name="Straight Arrow Connector 487">
          <svg:title/>
          <svg:desc/>
        </draw:connector>
        <draw:connector draw:type="line" svg:x1="8.15079in" svg:y1="4.08307in" draw:start-shape="id79" draw:start-glue-point="2" svg:x2="8.15079in" svg:y2="4.46142in" draw:end-shape="id85" draw:end-glue-point="0" draw:id="id94" draw:style-name="a626" draw:name="Straight Arrow Connector 491">
          <svg:title/>
          <svg:desc/>
        </draw:connector>
        <draw:connector draw:type="line" svg:x1="8.15079in" svg:y1="4.89449in" draw:start-shape="id85" draw:start-glue-point="2" svg:x2="8.15079in" svg:y2="5.27559in" draw:end-shape="id80" draw:end-glue-point="0" draw:id="id95" draw:style-name="a628" draw:name="Straight Arrow Connector 493">
          <svg:title/>
          <svg:desc/>
        </draw:connector>
        <presentation:notes draw:style-name="a634">
          <draw:frame draw:id="id96" draw:style-name="a631" draw:name="Slide Number Placeholder 6" svg:x="4.67953in" svg:y="11.10827in" svg:width="3.5878in" svg:height="0.58425in">
            <draw:text-box>
              <text:p text:style-name="a630" text:class-names="" text:cond-style-name=""><text:span text:style-name="a629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97" presentation:style-name="a632" draw:name="Slide Image Placeholder 1">
            <svg:title/>
            <svg:desc/>
          </draw:page-thumbnail>
          <draw:frame draw:id="id98" presentation:style-name="a6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54in" svg:y="1.22756in" svg:width="10in" svg:height="2.61102in"/>
      <presentation:placeholder presentation:object="subtitle" svg:x="1.66654in" svg:y="3.93937in" svg:width="10in" svg:height="1.81063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  <presentation:placeholder presentation:object="outline" svg:x="0.66654in" svg:y="1.75472in" svg:width="11.99961in" svg:height="4.34961in"/>
    </style:presentation-page-layout>
    <style:presentation-page-layout style:name="Master1-PPL2" style:display-name="Title and Content">
      <presentation:placeholder presentation:object="title" svg:x="0.91654in" svg:y="0.39921in" svg:width="11.5in" svg:height="1.44961in"/>
      <presentation:placeholder presentation:object="titl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3" style:display-name="Section Header">
      <presentation:placeholder presentation:object="title" svg:x="0.90984in" svg:y="1.86969in" svg:width="11.5in" svg:height="3.11969in"/>
      <presentation:placeholder presentation:object="outline" svg:x="0.90984in" svg:y="5.01929in" svg:width="11.5in" svg:height="1.6405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4" style:display-name="Two Content">
      <presentation:placeholder presentation:object="title" svg:x="0.91654in" svg:y="0.39921in" svg:width="11.5in" svg:height="1.44961in"/>
      <presentation:placeholder presentation:object="title" svg:x="0.91654in" svg:y="1.99646in" svg:width="5.66654in" svg:height="4.75866in"/>
      <presentation:placeholder presentation:object="title" svg:x="6.75in" svg:y="1.99646in" svg:width="5.66654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5" style:display-name="Comparison">
      <presentation:placeholder presentation:object="title" svg:x="0.9185in" svg:y="0.39921in" svg:width="11.5in" svg:height="1.44961in"/>
      <presentation:placeholder presentation:object="outline" svg:x="0.9185in" svg:y="1.83858in" svg:width="5.64055in" svg:height="0.90118in"/>
      <presentation:placeholder presentation:object="title" svg:x="0.9185in" svg:y="2.73976in" svg:width="5.64055in" svg:height="4.02953in"/>
      <presentation:placeholder presentation:object="outline" svg:x="6.75in" svg:y="1.83858in" svg:width="5.6685in" svg:height="0.90118in"/>
      <presentation:placeholder presentation:object="title" svg:x="6.75in" svg:y="2.73976in" svg:width="5.6685in" svg:height="4.02953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6" style:display-name="Title Only">
      <presentation:placeholder presentation:object="title" svg:x="0.91654in" svg:y="0.39921in" svg:width="11.5in" svg:height="1.44961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7" style:display-name="Blank"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8" style:display-name="Content with Caption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9" style:display-name="Picture with Caption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0" style:display-name="Title and Vertical Text">
      <presentation:placeholder presentation:object="title" svg:x="0.91654in" svg:y="0.39921in" svg:width="11.5in" svg:height="1.44961in"/>
      <presentation:placeholder presentation:object="outlin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1" style:display-name="Vertical Title and Text">
      <presentation:placeholder presentation:object="title" svg:x="9.54173in" svg:y="0.39921in" svg:width="2.8748in" svg:height="6.35591in"/>
      <presentation:placeholder presentation:object="outline" svg:x="0.91654in" svg:y="0.39921in" svg:width="8.45827in" svg:height="6.35591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574" draw:style="linear" draw:angle="0" draw:start-color="#ed8256" draw:end-color="#f26e29" draw:start-intensity="100%" draw:end-intensity="100%"/>
    <draw:gradient draw:name="a586" draw:style="linear" draw:angle="0" draw:start-color="#00b0f0" draw:end-color="#4f7acb" draw:start-intensity="100%" draw:end-intensity="100%"/>
    <draw:gradient draw:name="a602" draw:style="linear" draw:angle="0" draw:start-color="#66b352" draw:end-color="#4bad28" draw:start-intensity="100%" draw:end-intensity="100%"/>
    <draw:gradient draw:name="a570" draw:style="linear" draw:angle="0" draw:start-color="#66b352" draw:end-color="#4bad28" draw:start-intensity="100%" draw:end-intensity="100%"/>
    <draw:gradient draw:name="a582" draw:style="linear" draw:angle="0" draw:start-color="#ed8256" draw:end-color="#f26e29" draw:start-intensity="100%" draw:end-intensity="100%"/>
    <draw:gradient draw:name="a566" draw:style="linear" draw:angle="0" draw:start-color="#ffb41d" draw:end-color="#ffb41d" draw:start-intensity="100%" draw:end-intensity="100%"/>
    <draw:gradient draw:name="a578" draw:style="linear" draw:angle="0" draw:start-color="#ed8256" draw:end-color="#f26e29" draw:start-intensity="100%" draw:end-intensity="100%"/>
    <draw:gradient draw:name="a560" draw:style="linear" draw:angle="0" draw:start-color="#00b0f0" draw:end-color="#4f7acb" draw:start-intensity="100%" draw:end-intensity="100%"/>
    <draw:gradient draw:name="a596" draw:style="linear" draw:angle="0" draw:start-color="#ffb41d" draw:end-color="#ffb41d" draw:start-intensity="100%" draw:end-intensity="100%"/>
    <draw:marker draw:name="a590" svg:viewBox="0 0 20 30" svg:d="m10 0-10 30h20z"/>
    <draw:marker draw:name="a623" svg:viewBox="0 0 20 30" svg:d="m10 0-10 30h20z"/>
    <draw:marker draw:name="a618" svg:viewBox="0 0 20 30" svg:d="m10 0-10 30h20z"/>
    <draw:marker draw:name="a598" svg:viewBox="0 0 20 30" svg:d="m10 0-10 30h20z"/>
    <draw:marker draw:name="a625" svg:viewBox="0 0 20 30" svg:d="m10 0-10 30h20z"/>
    <draw:marker draw:name="a588" svg:viewBox="0 0 20 30" svg:d="m10 0-10 30h20z"/>
    <draw:marker draw:name="a620" svg:viewBox="0 0 20 30" svg:d="m10 0-10 30h20z"/>
    <draw:marker draw:name="a627" svg:viewBox="0 0 20 30" svg:d="m10 0-10 30h20z"/>
    <draw:marker draw:name="a604" svg:viewBox="0 0 20 30" svg:d="m10 0-10 30h20z"/>
    <draw:marker draw:name="a622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Roboto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draw:fill="none" draw:stroke="non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Roboto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Roboto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Roboto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5">
      <style:graphic-properties draw:fill="none" draw:stroke="non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Roboto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Roboto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Roboto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Roboto" style:font-family-complex="Droid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Roboto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Roboto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draw:fill="none" draw:stroke="non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Roboto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draw:fill="none" draw:stroke="non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Roboto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Roboto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Roboto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none"/>
    </style:style>
    <style:style style:family="presentation" style:name="a5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Roboto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Roboto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Roboto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Roboto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Roboto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Roboto" style:font-family-complex="Droid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Roboto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draw:fill="none" draw:stroke="non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Roboto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Roboto" style:font-family-complex="Droid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Roboto" style:font-family-complex="Droid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Roboto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Roboto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Roboto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Roboto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Roboto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presentation" style:name="a479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Roboto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Roboto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Roboto" style:font-family-complex="Droid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Roboto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Roboto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Roboto" style:font-family-complex="Droid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Roboto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draw:fill="none" draw:stroke="non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Roboto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Roboto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draw:fill="none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Roboto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Roboto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Roboto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Roboto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Roboto" style:font-family-complex="Droid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Roboto" style:font-family-complex="Droid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Roboto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Roboto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Roboto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draw:fill="none" draw:stroke="non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Roboto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Roboto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Roboto" style:font-family-complex="Droid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Roboto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Roboto" style:font-family-complex="Droid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Roboto" style:font-family-complex="Droid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Roboto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Roboto" style:font-family-complex="Droid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382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505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508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461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511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514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467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420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54in" svg:y="0.39921in" svg:width="11.5in" svg:height="1.4496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54in" svg:y="1.99646in" svg:width="11.5in" svg:height="4.7586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54in" svg:y="6.95157in" svg:width="3in" svg:height="0.3992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5/9/3</text:date></text:span></text:p>
        </draw:text-box>
        <svg:title/>
        <svg:desc/>
      </draw:frame>
      <draw:frame draw:id="id3" presentation:style-name="a26" draw:name="Footer Placeholder 4" svg:x="4.41653in" svg:y="6.95157in" svg:width="4.5in" svg:height="0.3992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54in" svg:y="6.95157in" svg:width="3in" svg:height="0.3992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0" draw:name="Title 1" svg:x="1.66654in" svg:y="1.22756in" svg:width="10in" svg:height="2.61102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2" presentation:style-name="a53" draw:name="Subtitle 2" svg:x="1.66654in" svg:y="3.93937in" svg:width="10in" svg:height="1.81063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7" draw:name="Date Placeholder 3" svg:x="0.91654in" svg:y="6.95157in" svg:width="3in" svg:height="0.39921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2025/9/3</text:date></text:span></text:p>
        </draw:text-box>
        <svg:title/>
        <svg:desc/>
      </draw:frame>
      <draw:frame draw:id="id14" presentation:style-name="a60" draw:name="Footer Placeholder 4" svg:x="4.41653in" svg:y="6.95157in" svg:width="4.5in" svg:height="0.3992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lide Number Placeholder 5" svg:x="9.41654in" svg:y="6.95157in" svg:width="3in" svg:height="0.39921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draw:frame draw:id="id16" presentation:style-name="a67" draw:name="Text Placeholder 6" svg:x="0.66654in" svg:y="1.75472in" svg:width="11.99961in" svg:height="4.34961in" presentation:class="outline" presentation:placeholder="false">
        <draw:text-box>
          <text:list text:style-name="a66">
            <text:list-item>
              <text:p text:style-name="a65" text:class-names="" text:cond-style-name=""><text:span text:style-name="a64" text:class-names=""/></text:p>
            </text:list-item>
          </text:list>
        </draw:text-box>
        <svg:title/>
        <svg:desc/>
      </draw:frame>
      <presentation:notes style:page-layout-name="pageLayout2" draw:style-name="a84">
        <draw:page-thumbnail svg:x="0.23622in" svg:y="0.88858in" svg:width="7.79449in" svg:height="4.38425in" presentation:class="page" draw:id="id5" presentation:style-name="a68" draw:name="Slide Image Placeholder 1">
          <svg:title/>
          <svg:desc/>
        </draw:page-thumbnail>
        <draw:frame draw:id="id6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Header Placehold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Date Placehold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Footer Placehold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Slide Number Placehold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7" presentation:style-name="a88" draw:name="Title 1" svg:x="0.91654in" svg:y="0.39921in" svg:width="11.5in" svg:height="1.44961in" presentation:class="title" presentation:placeholder="false">
        <draw:text-box>
          <text:p text:style-name="a87" text:class-names="" text:cond-style-name=""><text:span text:style-name="a86" text:class-names="">Click to edit Master title style</text:span></text:p>
        </draw:text-box>
        <svg:title/>
        <svg:desc/>
      </draw:frame>
      <draw:frame draw:id="id18" presentation:style-name="a104" draw:name="Content Placeholder 2" svg:x="0.91654in" svg:y="1.99646in" svg:width="11.5in" svg:height="4.75866in" presentation:class="title" presentation:placeholder="false">
        <draw:text-box>
          <text:list text:style-name="a91">
            <text:list-item>
              <text:p text:style-name="a90" text:class-names="" text:cond-style-name=""><text:span text:style-name="a89" text:class-names="">Click to edit Master text styles</text:span></text:p>
            </text:list-item>
          </text:list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list text:style-name="a103">
                            <text:list-item>
                              <text:p text:style-name="a102" text:class-names="" text:cond-style-name=""><text:span text:style-name="a1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08" draw:name="Date Placeholder 3" svg:x="0.91654in" svg:y="6.95157in" svg:width="3in" svg:height="0.39921in" presentation:class="date-time" presentation:placeholder="false">
        <draw:text-box>
          <text:p text:style-name="a107" text:class-names="" text:cond-style-name=""><text:span text:style-name="a105" text:class-names=""><text:date text:fixed="false" style:data-style-name="a106">2025/9/3</text:date></text:span></text:p>
        </draw:text-box>
        <svg:title/>
        <svg:desc/>
      </draw:frame>
      <draw:frame draw:id="id20" presentation:style-name="a111" draw:name="Footer Placeholder 4" svg:x="4.41653in" svg:y="6.95157in" svg:width="4.5in" svg:height="0.39921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1" presentation:style-name="a114" draw:name="Slide Number Placeholder 5" svg:x="9.41654in" svg:y="6.95157in" svg:width="3in" svg:height="0.39921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/></text:span></text:p>
        </draw:text-box>
        <svg:title/>
        <svg:desc/>
      </draw:frame>
      <presentation:notes style:page-layout-name="pageLayout2" draw:style-name="a131">
        <draw:page-thumbnail svg:x="0.23622in" svg:y="0.88858in" svg:width="7.79449in" svg:height="4.38425in" presentation:class="page" draw:id="id5" presentation:style-name="a115" draw:name="Slide Image Placeholder 1">
          <svg:title/>
          <svg:desc/>
        </draw:page-thumbnail>
        <draw:frame draw:id="id6" presentation:style-name="a118" draw:name="Notes Placeholder 2" svg:x="0.82677in" svg:y="5.55394in" svg:width="6.61378in" svg:height="5.26142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7" presentation:style-name="a121" draw:name="Header Placeholder 3" svg:x="0in" svg:y="0in" svg:width="3.5878in" svg:height="0.5842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8" presentation:style-name="a124" draw:name="Date Placeholder 4" svg:x="4.67953in" svg:y="0in" svg:width="3.5878in" svg:height="0.58425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9" presentation:style-name="a127" draw:name="Footer Placeholder 5" svg:x="0in" svg:y="11.10827in" svg:width="3.5878in" svg:height="0.5842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0" presentation:style-name="a130" draw:name="Slide Number Placeholder 6" svg:x="4.67953in" svg:y="11.10827in" svg:width="3.5878in" svg:height="0.5842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2">
      <draw:frame draw:id="id22" presentation:style-name="a135" draw:name="Title 1" svg:x="0.90984in" svg:y="1.86969in" svg:width="11.5in" svg:height="3.11969in" presentation:class="title" presentation:placeholder="false">
        <draw:text-box>
          <text:p text:style-name="a134" text:class-names="" text:cond-style-name=""><text:span text:style-name="a133" text:class-names="">Click to edit Master title style</text:span></text:p>
        </draw:text-box>
        <svg:title/>
        <svg:desc/>
      </draw:frame>
      <draw:frame draw:id="id23" presentation:style-name="a139" draw:name="Text Placeholder 2" svg:x="0.90984in" svg:y="5.01929in" svg:width="11.5in" svg:height="1.64055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4" presentation:style-name="a143" draw:name="Date Placeholder 3" svg:x="0.91654in" svg:y="6.95157in" svg:width="3in" svg:height="0.39921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2025/9/3</text:date></text:span></text:p>
        </draw:text-box>
        <svg:title/>
        <svg:desc/>
      </draw:frame>
      <draw:frame draw:id="id25" presentation:style-name="a146" draw:name="Footer Placeholder 4" svg:x="4.41653in" svg:y="6.95157in" svg:width="4.5in" svg:height="0.3992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6" presentation:style-name="a149" draw:name="Slide Number Placeholder 5" svg:x="9.41654in" svg:y="6.95157in" svg:width="3in" svg:height="0.39921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7" presentation:style-name="a170" draw:name="Title 1" svg:x="0.91654in" svg:y="0.39921in" svg:width="11.5in" svg:height="1.44961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8" presentation:style-name="a186" draw:name="Content Placeholder 2" svg:x="0.91654in" svg:y="1.99646in" svg:width="5.66654in" svg:height="4.75866in" presentation:class="titl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Content Placeholder 3" svg:x="6.75in" svg:y="1.99646in" svg:width="5.66654in" svg:height="4.75866in" presentation:class="titl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list text:style-name="a201">
                            <text:list-item>
                              <text:p text:style-name="a200" text:class-names="" text:cond-style-name=""><text:span text:style-name="a1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06" draw:name="Date Placeholder 4" svg:x="0.91654in" svg:y="6.95157in" svg:width="3in" svg:height="0.39921in" presentation:class="date-time" presentation:placeholder="false">
        <draw:text-box>
          <text:p text:style-name="a205" text:class-names="" text:cond-style-name=""><text:span text:style-name="a203" text:class-names=""><text:date text:fixed="false" style:data-style-name="a204">2025/9/3</text:date></text:span></text:p>
        </draw:text-box>
        <svg:title/>
        <svg:desc/>
      </draw:frame>
      <draw:frame draw:id="id31" presentation:style-name="a209" draw:name="Footer Placeholder 5" svg:x="4.41653in" svg:y="6.95157in" svg:width="4.5in" svg:height="0.39921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2" presentation:style-name="a212" draw:name="Slide Number Placeholder 6" svg:x="9.41654in" svg:y="6.95157in" svg:width="3in" svg:height="0.39921in" presentation:class="page-number" presentation:placeholder="false">
        <draw:text-box>
          <text:p text:style-name="a211" text:class-names="" text:cond-style-name=""><text:span text:style-name="a210" text:class-names=""><text:page-number style:num-format="1" text:fixed="false"/></text:span></text:p>
        </draw:text-box>
        <svg:title/>
        <svg:desc/>
      </draw:frame>
      <presentation:notes style:page-layout-name="pageLayout2" draw:style-name="a229">
        <draw:page-thumbnail svg:x="0.23622in" svg:y="0.88858in" svg:width="7.79449in" svg:height="4.38425in" presentation:class="page" draw:id="id5" presentation:style-name="a213" draw:name="Slide Image Placeholder 1">
          <svg:title/>
          <svg:desc/>
        </draw:page-thumbnail>
        <draw:frame draw:id="id6" presentation:style-name="a216" draw:name="Notes Placeholder 2" svg:x="0.82677in" svg:y="5.55394in" svg:width="6.61378in" svg:height="5.26142in" presentation:class="notes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7" presentation:style-name="a219" draw:name="Header Placeholder 3" svg:x="0in" svg:y="0in" svg:width="3.5878in" svg:height="0.58425in" presentation:class="head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8" presentation:style-name="a222" draw:name="Date Placeholder 4" svg:x="4.67953in" svg:y="0in" svg:width="3.5878in" svg:height="0.58425in" presentation:class="date-time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9" presentation:style-name="a225" draw:name="Footer Placeholder 5" svg:x="0in" svg:y="11.10827in" svg:width="3.5878in" svg:height="0.58425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8" draw:name="Slide Number Placeholder 6" svg:x="4.67953in" svg:y="11.10827in" svg:width="3.5878in" svg:height="0.58425in" presentation:class="page-number" presentation:placeholder="false">
          <draw:text-box>
            <text:p text:style-name="a227" text:class-names="" text:cond-style-name=""><text:span text:style-name="a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0">
      <draw:frame draw:id="id33" presentation:style-name="a233" draw:name="Title 1" svg:x="0.9185in" svg:y="0.39921in" svg:width="11.5in" svg:height="1.44961in" presentation:class="title" presentation:placeholder="false">
        <draw:text-box>
          <text:p text:style-name="a232" text:class-names="" text:cond-style-name=""><text:span text:style-name="a231" text:class-names="">Click to edit Master title style</text:span></text:p>
        </draw:text-box>
        <svg:title/>
        <svg:desc/>
      </draw:frame>
      <draw:frame draw:id="id34" presentation:style-name="a237" draw:name="Text Placeholder 2" svg:x="0.9185in" svg:y="1.83858in" svg:width="5.64055in" svg:height="0.90118in" presentation:class="outline" presentation:placeholder="false">
        <draw:text-box>
          <text:list text:style-name="a236">
            <text:list-item>
              <text:p text:style-name="a235" text:class-names="" text:cond-style-name=""><text:span text:style-name="a234" text:class-names="">Click to edit Master text styles</text:span></text:p>
            </text:list-item>
          </text:list>
        </draw:text-box>
        <svg:title/>
        <svg:desc/>
      </draw:frame>
      <draw:frame draw:id="id35" presentation:style-name="a253" draw:name="Content Placeholder 3" svg:x="0.9185in" svg:y="2.73976in" svg:width="5.64055in" svg:height="4.02953in" presentation:class="title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57" draw:name="Text Placeholder 4" svg:x="6.75in" svg:y="1.83858in" svg:width="5.6685in" svg:height="0.90118in" presentation:class="outline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</draw:text-box>
        <svg:title/>
        <svg:desc/>
      </draw:frame>
      <draw:frame draw:id="id37" presentation:style-name="a273" draw:name="Content Placeholder 5" svg:x="6.75in" svg:y="2.73976in" svg:width="5.6685in" svg:height="4.02953in" presentation:class="title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 le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hird le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7" draw:name="Date Placeholder 6" svg:x="0.91654in" svg:y="6.95157in" svg:width="3in" svg:height="0.39921in" presentation:class="date-time" presentation:placeholder="false">
        <draw:text-box>
          <text:p text:style-name="a276" text:class-names="" text:cond-style-name=""><text:span text:style-name="a274" text:class-names=""><text:date text:fixed="false" style:data-style-name="a275">2025/9/3</text:date></text:span></text:p>
        </draw:text-box>
        <svg:title/>
        <svg:desc/>
      </draw:frame>
      <draw:frame draw:id="id39" presentation:style-name="a280" draw:name="Footer Placeholder 7" svg:x="4.41653in" svg:y="6.95157in" svg:width="4.5in" svg:height="0.3992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40" presentation:style-name="a283" draw:name="Slide Number Placeholder 8" svg:x="9.41654in" svg:y="6.95157in" svg:width="3in" svg:height="0.39921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/></text:span></text:p>
        </draw:text-box>
        <svg:title/>
        <svg:desc/>
      </draw:frame>
      <presentation:notes style:page-layout-name="pageLayout2" draw:style-name="a300">
        <draw:page-thumbnail svg:x="0.23622in" svg:y="0.88858in" svg:width="7.79449in" svg:height="4.38425in" presentation:class="page" draw:id="id5" presentation:style-name="a284" draw:name="Slide Image Placeholder 1">
          <svg:title/>
          <svg:desc/>
        </draw:page-thumbnail>
        <draw:frame draw:id="id6" presentation:style-name="a287" draw:name="Notes Placeholder 2" svg:x="0.82677in" svg:y="5.55394in" svg:width="6.61378in" svg:height="5.26142in" presentation:class="notes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7" presentation:style-name="a290" draw:name="Header Placeholder 3" svg:x="0in" svg:y="0in" svg:width="3.5878in" svg:height="0.58425in" presentation:class="header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8" presentation:style-name="a293" draw:name="Date Placeholder 4" svg:x="4.67953in" svg:y="0in" svg:width="3.5878in" svg:height="0.58425in" presentation:class="date-time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9" presentation:style-name="a296" draw:name="Footer Placeholder 5" svg:x="0in" svg:y="11.10827in" svg:width="3.5878in" svg:height="0.58425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Slide Number Placeholder 6" svg:x="4.67953in" svg:y="11.10827in" svg:width="3.5878in" svg:height="0.58425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1">
      <draw:frame draw:id="id41" presentation:style-name="a304" draw:name="Title 1" svg:x="0.91654in" svg:y="0.39921in" svg:width="11.5in" svg:height="1.44961in" presentation:class="title" presentation:placeholder="false">
        <draw:text-box>
          <text:p text:style-name="a303" text:class-names="" text:cond-style-name=""><text:span text:style-name="a302" text:class-names="">Click to edit Master title style</text:span></text:p>
        </draw:text-box>
        <svg:title/>
        <svg:desc/>
      </draw:frame>
      <draw:frame draw:id="id42" presentation:style-name="a308" draw:name="Date Placeholder 2" svg:x="0.91654in" svg:y="6.95157in" svg:width="3in" svg:height="0.39921in" presentation:class="date-time" presentation:placeholder="false">
        <draw:text-box>
          <text:p text:style-name="a307" text:class-names="" text:cond-style-name=""><text:span text:style-name="a305" text:class-names=""><text:date text:fixed="false" style:data-style-name="a306">2025/9/3</text:date></text:span></text:p>
        </draw:text-box>
        <svg:title/>
        <svg:desc/>
      </draw:frame>
      <draw:frame draw:id="id43" presentation:style-name="a311" draw:name="Footer Placeholder 3" svg:x="4.41653in" svg:y="6.95157in" svg:width="4.5in" svg:height="0.39921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44" presentation:style-name="a314" draw:name="Slide Number Placeholder 4" svg:x="9.41654in" svg:y="6.95157in" svg:width="3in" svg:height="0.39921in" presentation:class="page-number" presentation:placeholder="false">
        <draw:text-box>
          <text:p text:style-name="a313" text:class-names="" text:cond-style-name=""><text:span text:style-name="a312" text:class-names=""><text:page-number style:num-format="1" text:fixed="false"/></text:span></text:p>
        </draw:text-box>
        <svg:title/>
        <svg:desc/>
      </draw:frame>
      <presentation:notes style:page-layout-name="pageLayout2" draw:style-name="a331">
        <draw:page-thumbnail svg:x="0.23622in" svg:y="0.88858in" svg:width="7.79449in" svg:height="4.38425in" presentation:class="page" draw:id="id5" presentation:style-name="a315" draw:name="Slide Image Placeholder 1">
          <svg:title/>
          <svg:desc/>
        </draw:page-thumbnail>
        <draw:frame draw:id="id6" presentation:style-name="a318" draw:name="Notes Placeholder 2" svg:x="0.82677in" svg:y="5.55394in" svg:width="6.61378in" svg:height="5.26142in" presentation:class="notes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7" presentation:style-name="a321" draw:name="Header Placeholder 3" svg:x="0in" svg:y="0in" svg:width="3.5878in" svg:height="0.58425in" presentation:class="head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8" presentation:style-name="a324" draw:name="Date Placeholder 4" svg:x="4.67953in" svg:y="0in" svg:width="3.5878in" svg:height="0.58425in" presentation:class="date-time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9" presentation:style-name="a327" draw:name="Footer Placeholder 5" svg:x="0in" svg:y="11.10827in" svg:width="3.5878in" svg:height="0.58425in" presentation:class="footer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10" presentation:style-name="a330" draw:name="Slide Number Placeholder 6" svg:x="4.67953in" svg:y="11.10827in" svg:width="3.5878in" svg:height="0.58425in" presentation:class="page-number" presentation:placeholder="false">
          <draw:text-box>
            <text:p text:style-name="a329" text:class-names="" text:cond-style-name=""><text:span text:style-name="a3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2">
      <draw:frame draw:id="id45" presentation:style-name="a336" draw:name="Date Placeholder 1" svg:x="0.91654in" svg:y="6.95157in" svg:width="3in" svg:height="0.39921in" presentation:class="date-time" presentation:placeholder="false">
        <draw:text-box>
          <text:p text:style-name="a335" text:class-names="" text:cond-style-name=""><text:span text:style-name="a333" text:class-names=""><text:date text:fixed="false" style:data-style-name="a334">2025/9/3</text:date></text:span></text:p>
        </draw:text-box>
        <svg:title/>
        <svg:desc/>
      </draw:frame>
      <draw:frame draw:id="id46" presentation:style-name="a339" draw:name="Footer Placeholder 2" svg:x="4.41653in" svg:y="6.95157in" svg:width="4.5in" svg:height="0.39921in" presentation:class="footer" presentation:placeholder="false">
        <draw:text-box>
          <text:p text:style-name="a338" text:class-names="" text:cond-style-name=""><text:span text:style-name="a337" text:class-names=""/></text:p>
        </draw:text-box>
        <svg:title/>
        <svg:desc/>
      </draw:frame>
      <draw:frame draw:id="id47" presentation:style-name="a342" draw:name="Slide Number Placeholder 3" svg:x="9.41654in" svg:y="6.95157in" svg:width="3in" svg:height="0.39921in" presentation:class="page-number" presentation:placeholder="false">
        <draw:text-box>
          <text:p text:style-name="a341" text:class-names="" text:cond-style-name=""><text:span text:style-name="a340" text:class-names=""><text:page-number style:num-format="1" text:fixed="false"/></text:span></text:p>
        </draw:text-box>
        <svg:title/>
        <svg:desc/>
      </draw:frame>
      <presentation:notes style:page-layout-name="pageLayout2" draw:style-name="a359">
        <draw:page-thumbnail svg:x="0.23622in" svg:y="0.88858in" svg:width="7.79449in" svg:height="4.38425in" presentation:class="page" draw:id="id5" presentation:style-name="a343" draw:name="Slide Image Placeholder 1">
          <svg:title/>
          <svg:desc/>
        </draw:page-thumbnail>
        <draw:frame draw:id="id6" presentation:style-name="a346" draw:name="Notes Placeholder 2" svg:x="0.82677in" svg:y="5.55394in" svg:width="6.61378in" svg:height="5.26142in" presentation:class="notes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7" presentation:style-name="a349" draw:name="Header Placeholder 3" svg:x="0in" svg:y="0in" svg:width="3.5878in" svg:height="0.58425in" presentation:class="header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8" presentation:style-name="a352" draw:name="Date Placeholder 4" svg:x="4.67953in" svg:y="0in" svg:width="3.5878in" svg:height="0.58425in" presentation:class="date-time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9" presentation:style-name="a355" draw:name="Footer Placeholder 5" svg:x="0in" svg:y="11.10827in" svg:width="3.5878in" svg:height="0.58425in" presentation:class="footer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0" presentation:style-name="a358" draw:name="Slide Number Placeholder 6" svg:x="4.67953in" svg:y="11.10827in" svg:width="3.5878in" svg:height="0.58425in" presentation:class="page-number" presentation:placeholder="false">
          <draw:text-box>
            <text:p text:style-name="a357" text:class-names="" text:cond-style-name=""><text:span text:style-name="a3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0">
      <draw:frame draw:id="id48" presentation:style-name="a363" draw:name="Title 1" svg:x="0.9185in" svg:y="0.5in" svg:width="4.30039in" svg:height="1.75in" presentation:class="title" presentation:placeholder="false">
        <draw:text-box>
          <text:p text:style-name="a362" text:class-names="" text:cond-style-name=""><text:span text:style-name="a361" text:class-names="">Click to edit Master title style</text:span></text:p>
        </draw:text-box>
        <svg:title/>
        <svg:desc/>
      </draw:frame>
      <draw:frame draw:id="id49" presentation:style-name="a379" draw:name="Content Placeholder 2" svg:x="5.6685in" svg:y="1.07992in" svg:width="6.75in" svg:height="5.32992in" presentation:class="titl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ck to edit Master text styles</text:span></text:p>
            </text:list-item>
          </text:list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Second level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p text:style-name="a371" text:class-names="" text:cond-style-name=""><text:span text:style-name="a370" text:class-names="">Third level</text:span></text:p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p text:style-name="a374" text:class-names="" text:cond-style-name=""><text:span text:style-name="a3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383" draw:name="Text Placeholder 3" svg:x="0.9185in" svg:y="2.25in" svg:width="4.30039in" svg:height="4.1685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Click to edit Master text styles</text:span></text:p>
            </text:list-item>
          </text:list>
        </draw:text-box>
        <svg:title/>
        <svg:desc/>
      </draw:frame>
      <draw:frame draw:id="id51" presentation:style-name="a387" draw:name="Date Placeholder 4" svg:x="0.91654in" svg:y="6.95157in" svg:width="3in" svg:height="0.39921in" presentation:class="date-time" presentation:placeholder="false">
        <draw:text-box>
          <text:p text:style-name="a386" text:class-names="" text:cond-style-name=""><text:span text:style-name="a384" text:class-names=""><text:date text:fixed="false" style:data-style-name="a385">2025/9/3</text:date></text:span></text:p>
        </draw:text-box>
        <svg:title/>
        <svg:desc/>
      </draw:frame>
      <draw:frame draw:id="id52" presentation:style-name="a390" draw:name="Footer Placeholder 5" svg:x="4.41653in" svg:y="6.95157in" svg:width="4.5in" svg:height="0.3992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3" presentation:style-name="a393" draw:name="Slide Number Placeholder 6" svg:x="9.41654in" svg:y="6.95157in" svg:width="3in" svg:height="0.39921in" presentation:class="page-number" presentation:placeholder="false">
        <draw:text-box>
          <text:p text:style-name="a392" text:class-names="" text:cond-style-name=""><text:span text:style-name="a391" text:class-names=""><text:page-number style:num-format="1" text:fixed="false"/></text:span></text:p>
        </draw:text-box>
        <svg:title/>
        <svg:desc/>
      </draw:frame>
      <presentation:notes style:page-layout-name="pageLayout2" draw:style-name="a410">
        <draw:page-thumbnail svg:x="0.23622in" svg:y="0.88858in" svg:width="7.79449in" svg:height="4.38425in" presentation:class="page" draw:id="id5" presentation:style-name="a394" draw:name="Slide Image Placeholder 1">
          <svg:title/>
          <svg:desc/>
        </draw:page-thumbnail>
        <draw:frame draw:id="id6" presentation:style-name="a397" draw:name="Notes Placeholder 2" svg:x="0.82677in" svg:y="5.55394in" svg:width="6.61378in" svg:height="5.26142in" presentation:class="notes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7" presentation:style-name="a400" draw:name="Header Placeholder 3" svg:x="0in" svg:y="0in" svg:width="3.5878in" svg:height="0.58425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8" presentation:style-name="a403" draw:name="Date Placeholder 4" svg:x="4.67953in" svg:y="0in" svg:width="3.5878in" svg:height="0.58425in" presentation:class="date-time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9" presentation:style-name="a406" draw:name="Footer Placeholder 5" svg:x="0in" svg:y="11.10827in" svg:width="3.5878in" svg:height="0.58425in" presentation:class="foot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10" presentation:style-name="a409" draw:name="Slide Number Placeholder 6" svg:x="4.67953in" svg:y="11.10827in" svg:width="3.5878in" svg:height="0.58425in" presentation:class="page-number" presentation:placeholder="false">
          <draw:text-box>
            <text:p text:style-name="a408" text:class-names="" text:cond-style-name=""><text:span text:style-name="a4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1">
      <draw:frame draw:id="id54" presentation:style-name="a414" draw:name="Title 1" svg:x="0.9185in" svg:y="0.5in" svg:width="4.30039in" svg:height="1.75in" presentation:class="title" presentation:placeholder="false">
        <draw:text-box>
          <text:p text:style-name="a413" text:class-names="" text:cond-style-name=""><text:span text:style-name="a412" text:class-names="">Click to edit Master title style</text:span></text:p>
        </draw:text-box>
        <svg:title/>
        <svg:desc/>
      </draw:frame>
      <draw:frame draw:id="id55" presentation:style-name="a417" draw:name="Picture Placeholder 2" svg:x="5.6685in" svg:y="1.07992in" svg:width="6.75in" svg:height="5.32992in" presentation:class="title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56" presentation:style-name="a421" draw:name="Text Placeholder 3" svg:x="0.9185in" svg:y="2.25in" svg:width="4.30039in" svg:height="4.1685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Click to edit Master text styles</text:span></text:p>
            </text:list-item>
          </text:list>
        </draw:text-box>
        <svg:title/>
        <svg:desc/>
      </draw:frame>
      <draw:frame draw:id="id57" presentation:style-name="a425" draw:name="Date Placeholder 4" svg:x="0.91654in" svg:y="6.95157in" svg:width="3in" svg:height="0.39921in" presentation:class="date-time" presentation:placeholder="false">
        <draw:text-box>
          <text:p text:style-name="a424" text:class-names="" text:cond-style-name=""><text:span text:style-name="a422" text:class-names=""><text:date text:fixed="false" style:data-style-name="a423">2025/9/3</text:date></text:span></text:p>
        </draw:text-box>
        <svg:title/>
        <svg:desc/>
      </draw:frame>
      <draw:frame draw:id="id58" presentation:style-name="a428" draw:name="Footer Placeholder 5" svg:x="4.41653in" svg:y="6.95157in" svg:width="4.5in" svg:height="0.39921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59" presentation:style-name="a431" draw:name="Slide Number Placeholder 6" svg:x="9.41654in" svg:y="6.95157in" svg:width="3in" svg:height="0.39921in" presentation:class="page-number" presentation:placeholder="false">
        <draw:text-box>
          <text:p text:style-name="a430" text:class-names="" text:cond-style-name=""><text:span text:style-name="a429" text:class-names=""><text:page-number style:num-format="1" text:fixed="false"/></text:span></text:p>
        </draw:text-box>
        <svg:title/>
        <svg:desc/>
      </draw:frame>
      <presentation:notes style:page-layout-name="pageLayout2" draw:style-name="a448">
        <draw:page-thumbnail svg:x="0.23622in" svg:y="0.88858in" svg:width="7.79449in" svg:height="4.38425in" presentation:class="page" draw:id="id5" presentation:style-name="a432" draw:name="Slide Image Placeholder 1">
          <svg:title/>
          <svg:desc/>
        </draw:page-thumbnail>
        <draw:frame draw:id="id6" presentation:style-name="a435" draw:name="Notes Placeholder 2" svg:x="0.82677in" svg:y="5.55394in" svg:width="6.61378in" svg:height="5.26142in" presentation:class="notes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7" presentation:style-name="a438" draw:name="Header Placeholder 3" svg:x="0in" svg:y="0in" svg:width="3.5878in" svg:height="0.58425in" presentation:class="head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8" presentation:style-name="a441" draw:name="Date Placeholder 4" svg:x="4.67953in" svg:y="0in" svg:width="3.5878in" svg:height="0.58425in" presentation:class="date-time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9" presentation:style-name="a444" draw:name="Footer Placeholder 5" svg:x="0in" svg:y="11.10827in" svg:width="3.5878in" svg:height="0.58425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7" draw:name="Slide Number Placeholder 6" svg:x="4.67953in" svg:y="11.10827in" svg:width="3.5878in" svg:height="0.58425in" presentation:class="page-number" presentation:placeholder="false">
          <draw:text-box>
            <text:p text:style-name="a446" text:class-names="" text:cond-style-name=""><text:span text:style-name="a4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9">
      <draw:frame draw:id="id60" presentation:style-name="a452" draw:name="Title 1" svg:x="0.91654in" svg:y="0.39921in" svg:width="11.5in" svg:height="1.44961in" presentation:class="title" presentation:placeholder="false">
        <draw:text-box>
          <text:p text:style-name="a451" text:class-names="" text:cond-style-name=""><text:span text:style-name="a450" text:class-names="">Click to edit Master title style</text:span></text:p>
        </draw:text-box>
        <svg:title/>
        <svg:desc/>
      </draw:frame>
      <draw:frame draw:id="id61" presentation:style-name="a468" draw:name="Vertical Text Placeholder 2" svg:x="0.91654in" svg:y="1.99646in" svg:width="11.5in" svg:height="4.75866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Click to 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list text:style-name="a467">
                            <text:list-item>
                              <text:p text:style-name="a466" text:class-names="" text:cond-style-name=""><text:span text:style-name="a4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472" draw:name="Date Placeholder 3" svg:x="0.91654in" svg:y="6.95157in" svg:width="3in" svg:height="0.39921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2025/9/3</text:date></text:span></text:p>
        </draw:text-box>
        <svg:title/>
        <svg:desc/>
      </draw:frame>
      <draw:frame draw:id="id63" presentation:style-name="a475" draw:name="Footer Placeholder 4" svg:x="4.41653in" svg:y="6.95157in" svg:width="4.5in" svg:height="0.39921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4" presentation:style-name="a478" draw:name="Slide Number Placeholder 5" svg:x="9.41654in" svg:y="6.95157in" svg:width="3in" svg:height="0.39921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  <presentation:notes style:page-layout-name="pageLayout2" draw:style-name="a495">
        <draw:page-thumbnail svg:x="0.23622in" svg:y="0.88858in" svg:width="7.79449in" svg:height="4.38425in" presentation:class="page" draw:id="id5" presentation:style-name="a479" draw:name="Slide Image Placeholder 1">
          <svg:title/>
          <svg:desc/>
        </draw:page-thumbnail>
        <draw:frame draw:id="id6" presentation:style-name="a482" draw:name="Notes Placeholder 2" svg:x="0.82677in" svg:y="5.55394in" svg:width="6.61378in" svg:height="5.26142in" presentation:class="notes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7" presentation:style-name="a485" draw:name="Header Placeholder 3" svg:x="0in" svg:y="0in" svg:width="3.5878in" svg:height="0.58425in" presentation:class="head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8" presentation:style-name="a488" draw:name="Date Placeholder 4" svg:x="4.67953in" svg:y="0in" svg:width="3.5878in" svg:height="0.58425in" presentation:class="date-time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9" presentation:style-name="a491" draw:name="Footer Placeholder 5" svg:x="0in" svg:y="11.10827in" svg:width="3.5878in" svg:height="0.58425in" presentation:class="foot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10" presentation:style-name="a494" draw:name="Slide Number Placeholder 6" svg:x="4.67953in" svg:y="11.10827in" svg:width="3.5878in" svg:height="0.58425in" presentation:class="page-number" presentation:placeholder="false">
          <draw:text-box>
            <text:p text:style-name="a493" text:class-names="" text:cond-style-name=""><text:span text:style-name="a4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6">
      <draw:frame draw:id="id65" presentation:style-name="a499" draw:name="Vertical Title 1" svg:x="9.54173in" svg:y="0.39921in" svg:width="2.8748in" svg:height="6.35591in" presentation:class="title" presentation:placeholder="false">
        <draw:text-box>
          <text:p text:style-name="a498" text:class-names="" text:cond-style-name=""><text:span text:style-name="a497" text:class-names="">Click to edit Master title style</text:span></text:p>
        </draw:text-box>
        <svg:title/>
        <svg:desc/>
      </draw:frame>
      <draw:frame draw:id="id66" presentation:style-name="a515" draw:name="Vertical Text Placeholder 2" svg:x="0.91654in" svg:y="0.39921in" svg:width="8.45827in" svg:height="6.35591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Click to edit Master text styles</text:span></text:p>
            </text:list-item>
          </text:list>
          <text:list text:style-name="a505">
            <text:list-item>
              <text:list text:style-name="a505">
                <text:list-item>
                  <text:p text:style-name="a504" text:class-names="" text:cond-style-name=""><text:span text:style-name="a503" text:class-names="">Second level</text:span></text:p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p text:style-name="a507" text:class-names="" text:cond-style-name=""><text:span text:style-name="a506" text:class-names="">Third level</text:span></text:p>
                    </text:list-item>
                  </text:list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list text:style-name="a511">
                        <text:list-item>
                          <text:p text:style-name="a510" text:class-names="" text:cond-style-name=""><text:span text:style-name="a5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list text:style-name="a514">
                            <text:list-item>
                              <text:p text:style-name="a513" text:class-names="" text:cond-style-name=""><text:span text:style-name="a5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519" draw:name="Date Placeholder 3" svg:x="0.91654in" svg:y="6.95157in" svg:width="3in" svg:height="0.39921in" presentation:class="date-time" presentation:placeholder="false">
        <draw:text-box>
          <text:p text:style-name="a518" text:class-names="" text:cond-style-name=""><text:span text:style-name="a516" text:class-names=""><text:date text:fixed="false" style:data-style-name="a517">2025/9/3</text:date></text:span></text:p>
        </draw:text-box>
        <svg:title/>
        <svg:desc/>
      </draw:frame>
      <draw:frame draw:id="id68" presentation:style-name="a522" draw:name="Footer Placeholder 4" svg:x="4.41653in" svg:y="6.95157in" svg:width="4.5in" svg:height="0.39921in" presentation:class="footer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69" presentation:style-name="a525" draw:name="Slide Number Placeholder 5" svg:x="9.41654in" svg:y="6.95157in" svg:width="3in" svg:height="0.39921in" presentation:class="page-number" presentation:placeholder="false">
        <draw:text-box>
          <text:p text:style-name="a524" text:class-names="" text:cond-style-name=""><text:span text:style-name="a523" text:class-names=""><text:page-number style:num-format="1" text:fixed="false"/></text:span></text:p>
        </draw:text-box>
        <svg:title/>
        <svg:desc/>
      </draw:frame>
      <presentation:notes style:page-layout-name="pageLayout2" draw:style-name="a542">
        <draw:page-thumbnail svg:x="0.23622in" svg:y="0.88858in" svg:width="7.79449in" svg:height="4.38425in" presentation:class="page" draw:id="id5" presentation:style-name="a526" draw:name="Slide Image Placeholder 1">
          <svg:title/>
          <svg:desc/>
        </draw:page-thumbnail>
        <draw:frame draw:id="id6" presentation:style-name="a529" draw:name="Notes Placeholder 2" svg:x="0.82677in" svg:y="5.55394in" svg:width="6.61378in" svg:height="5.26142in" presentation:class="notes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7" presentation:style-name="a532" draw:name="Header Placeholder 3" svg:x="0in" svg:y="0in" svg:width="3.5878in" svg:height="0.58425in" presentation:class="head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8" presentation:style-name="a535" draw:name="Date Placeholder 4" svg:x="4.67953in" svg:y="0in" svg:width="3.5878in" svg:height="0.58425in" presentation:class="date-time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9" presentation:style-name="a538" draw:name="Footer Placeholder 5" svg:x="0in" svg:y="11.10827in" svg:width="3.5878in" svg:height="0.58425in" presentation:class="foot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0" presentation:style-name="a541" draw:name="Slide Number Placeholder 6" svg:x="4.67953in" svg:y="11.10827in" svg:width="3.5878in" svg:height="0.58425in" presentation:class="page-number" presentation:placeholder="false">
          <draw:text-box>
            <text:p text:style-name="a540" text:class-names="" text:cond-style-name=""><text:span text:style-name="a53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3">
      <draw:frame draw:id="id70" presentation:style-name="a546" draw:name="Header Placeholder 1" svg:x="0in" svg:y="0in" svg:width="3.5878in" svg:height="0.58425in" presentation:class="header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1" presentation:style-name="a549" draw:name="Date Placeholder 2" svg:x="4.67953in" svg:y="0in" svg:width="3.5878in" svg:height="0.58425in" presentation:class="date-time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2" presentation:style-name="a552" draw:name="Footer Placeholder 3" svg:x="0in" svg:y="11.10827in" svg:width="3.5878in" svg:height="0.58425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73" presentation:style-name="a555" draw:name="Slide Number Placeholder 4" svg:x="4.67953in" svg:y="11.10827in" svg:width="3.5878in" svg:height="0.58425in" presentation:class="page-number" presentation:placeholder="false">
        <draw:text-box>
          <text:p text:style-name="a554" text:class-names="" text:cond-style-name=""><text:span text:style-name="a553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 Presentation</dc:title>
    <meta:initial-creator>Marcel Zwiers</meta:initial-creator>
    <dc:creator>Zwiers, M.P. (Marcel)</dc:creator>
    <meta:creation-date>2022-03-11T09:28:06Z</meta:creation-date>
    <dc:date>2025-09-03T11:22:44Z</dc:date>
    <meta:editing-cycles>2</meta:editing-cycles>
    <meta:editing-duration>PT3048S</meta:editing-duration>
    <meta:document-statistic meta:paragraph-count="14" meta:word-count="27"/>
  </office:meta>
</office:document-meta>
</file>